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5" table:default-cell-style-name="ce1"/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xorgauss 100 %</text:p>
          </table:table-cell>
          <table:covered-table-cell/>
          <table:table-cell/>
          <table:table-cell office:value-type="string" calcext:value-type="string" table:number-columns-spanned="2" table:number-rows-spanned="1">
            <text:p>xorgausse k &gt; m – sqrt(2*m)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eed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Tmp(ml)</text:p>
          </table:table-cell>
          <table:table-cell/>
          <table:table-cell office:value-type="string" calcext:value-type="string">
            <text:p>conf</text:p>
          </table:table-cell>
          <table:table-cell office:value-type="string" calcext:value-type="string">
            <text:p>tmp(ml)</text:p>
          </table:table-cell>
          <table:table-cell/>
          <table:table-cell office:value-type="string" calcext:value-type="string">
            <text:p>Diff tmp</text:p>
          </table:table-cell>
          <table:table-cell office:value-type="string" calcext:value-type="string">
            <text:p>Diff conf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" office:value-type="float" office:value="130968" calcext:value-type="float">
            <text:p>130 968,00</text:p>
          </table:table-cell>
          <table:table-cell office:value-type="float" office:value="2627" calcext:value-type="float">
            <text:p>2627</text:p>
          </table:table-cell>
          <table:table-cell/>
          <table:table-cell table:style-name="ce2" table:formula="of:=[.H3]/[.E3]" office:value-type="float" office:value="55.8936170212766" calcext:value-type="float">
            <text:p>55,89</text:p>
          </table:table-cell>
          <table:table-cell table:formula="of:=[.H3]-[.E3]" office:value-type="float" office:value="2580" calcext:value-type="float">
            <text:p>258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983" calcext:value-type="float">
            <text:p>5983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2" office:value-type="float" office:value="607442" calcext:value-type="float">
            <text:p>607 442,00</text:p>
          </table:table-cell>
          <table:table-cell office:value-type="float" office:value="12561" calcext:value-type="float">
            <text:p>12561</text:p>
          </table:table-cell>
          <table:table-cell/>
          <table:table-cell table:style-name="ce2" table:formula="of:=[.H4]/[.E4]" office:value-type="float" office:value="62.4925373134328" calcext:value-type="float">
            <text:p>62,49</text:p>
          </table:table-cell>
          <table:table-cell table:formula="of:=[.H4]-[.E4]" office:value-type="float" office:value="12360" calcext:value-type="float">
            <text:p>1236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7044" calcext:value-type="float">
            <text:p>177044</text:p>
          </table:table-cell>
          <table:table-cell office:value-type="float" office:value="6297" calcext:value-type="float">
            <text:p>6297</text:p>
          </table:table-cell>
          <table:table-cell/>
          <table:table-cell table:style-name="ce2" office:value-type="float" office:value="22100394" calcext:value-type="float">
            <text:p>22 100 394,00</text:p>
          </table:table-cell>
          <table:table-cell office:value-type="float" office:value="455374" calcext:value-type="float">
            <text:p>455374</text:p>
          </table:table-cell>
          <table:table-cell/>
          <table:table-cell table:style-name="ce2" table:formula="of:=[.H5]/[.E5]" office:value-type="float" office:value="72.3160235032555" calcext:value-type="float">
            <text:p>72,32</text:p>
          </table:table-cell>
          <table:table-cell table:formula="of:=[.H5]-[.E5]" office:value-type="float" office:value="449077" calcext:value-type="float">
            <text:p>44907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1101" calcext:value-type="float">
            <text:p>161101</text:p>
          </table:table-cell>
          <table:table-cell office:value-type="float" office:value="5855" calcext:value-type="float">
            <text:p>5855</text:p>
          </table:table-cell>
          <table:table-cell/>
          <table:table-cell table:style-name="ce2" office:value-type="float" office:value="20127097" calcext:value-type="float">
            <text:p>20 127 097,00</text:p>
          </table:table-cell>
          <table:table-cell office:value-type="float" office:value="411330" calcext:value-type="float">
            <text:p>411330</text:p>
          </table:table-cell>
          <table:table-cell/>
          <table:table-cell table:style-name="ce2" table:formula="of:=[.H6]/[.E6]" office:value-type="float" office:value="70.2527754056362" calcext:value-type="float">
            <text:p>70,25</text:p>
          </table:table-cell>
          <table:table-cell table:formula="of:=[.H6]-[.E6]" office:value-type="float" office:value="405475" calcext:value-type="float">
            <text:p>40547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80694" calcext:value-type="float">
            <text:p>180694</text:p>
          </table:table-cell>
          <table:table-cell office:value-type="float" office:value="6407" calcext:value-type="float">
            <text:p>6407</text:p>
          </table:table-cell>
          <table:table-cell/>
          <table:table-cell table:style-name="ce2" office:value-type="float" office:value="18728992" calcext:value-type="float">
            <text:p>18 728 992,00</text:p>
          </table:table-cell>
          <table:table-cell office:value-type="float" office:value="394863" calcext:value-type="float">
            <text:p>394863</text:p>
          </table:table-cell>
          <table:table-cell/>
          <table:table-cell table:style-name="ce2" table:formula="of:=[.H7]/[.E7]" office:value-type="float" office:value="61.6299360074918" calcext:value-type="float">
            <text:p>61,63</text:p>
          </table:table-cell>
          <table:table-cell table:formula="of:=[.H7]-[.E7]" office:value-type="float" office:value="388456" calcext:value-type="float">
            <text:p>38845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5287" calcext:value-type="float">
            <text:p>85287</text:p>
          </table:table-cell>
          <table:table-cell office:value-type="float" office:value="2992" calcext:value-type="float">
            <text:p>2992</text:p>
          </table:table-cell>
          <table:table-cell/>
          <table:table-cell table:style-name="ce2" office:value-type="float" office:value="10338339" calcext:value-type="float">
            <text:p>10 338 339,00</text:p>
          </table:table-cell>
          <table:table-cell office:value-type="float" office:value="212486" calcext:value-type="float">
            <text:p>212486</text:p>
          </table:table-cell>
          <table:table-cell/>
          <table:table-cell table:style-name="ce2" table:formula="of:=[.H8]/[.E8]" office:value-type="float" office:value="71.0180481283422" calcext:value-type="float">
            <text:p>71,02</text:p>
          </table:table-cell>
          <table:table-cell table:formula="of:=[.H8]-[.E8]" office:value-type="float" office:value="209494" calcext:value-type="float">
            <text:p>20949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6322" calcext:value-type="float">
            <text:p>116322</text:p>
          </table:table-cell>
          <table:table-cell office:value-type="float" office:value="4215" calcext:value-type="float">
            <text:p>4215</text:p>
          </table:table-cell>
          <table:table-cell/>
          <table:table-cell table:style-name="ce2" office:value-type="float" office:value="14079385" calcext:value-type="float">
            <text:p>14 079 385,00</text:p>
          </table:table-cell>
          <table:table-cell office:value-type="float" office:value="290140" calcext:value-type="float">
            <text:p>290140</text:p>
          </table:table-cell>
          <table:table-cell/>
          <table:table-cell table:style-name="ce2" table:formula="of:=[.H9]/[.E9]" office:value-type="float" office:value="68.8351126927639" calcext:value-type="float">
            <text:p>68,84</text:p>
          </table:table-cell>
          <table:table-cell table:formula="of:=[.H9]-[.E9]" office:value-type="float" office:value="285925" calcext:value-type="float">
            <text:p>28592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6535" calcext:value-type="float">
            <text:p>26535</text:p>
          </table:table-cell>
          <table:table-cell office:value-type="float" office:value="909" calcext:value-type="float">
            <text:p>909</text:p>
          </table:table-cell>
          <table:table-cell/>
          <table:table-cell table:style-name="ce2" office:value-type="float" office:value="3222473" calcext:value-type="float">
            <text:p>3 222 473,00</text:p>
          </table:table-cell>
          <table:table-cell office:value-type="float" office:value="66027" calcext:value-type="float">
            <text:p>66027</text:p>
          </table:table-cell>
          <table:table-cell/>
          <table:table-cell table:style-name="ce2" table:formula="of:=[.H10]/[.E10]" office:value-type="float" office:value="72.6369636963696" calcext:value-type="float">
            <text:p>72,64</text:p>
          </table:table-cell>
          <table:table-cell table:formula="of:=[.H10]-[.E10]" office:value-type="float" office:value="65118" calcext:value-type="float">
            <text:p>65118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9930" calcext:value-type="float">
            <text:p>79930</text:p>
          </table:table-cell>
          <table:table-cell office:value-type="float" office:value="2847" calcext:value-type="float">
            <text:p>2847</text:p>
          </table:table-cell>
          <table:table-cell/>
          <table:table-cell table:style-name="ce2" office:value-type="float" office:value="9737352" calcext:value-type="float">
            <text:p>9 737 352,00</text:p>
          </table:table-cell>
          <table:table-cell office:value-type="float" office:value="197170" calcext:value-type="float">
            <text:p>197170</text:p>
          </table:table-cell>
          <table:table-cell/>
          <table:table-cell table:style-name="ce2" table:formula="of:=[.H11]/[.E11]" office:value-type="float" office:value="69.2553565156305" calcext:value-type="float">
            <text:p>69,26</text:p>
          </table:table-cell>
          <table:table-cell table:formula="of:=[.H11]-[.E11]" office:value-type="float" office:value="194323" calcext:value-type="float">
            <text:p>19432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24627" calcext:value-type="float">
            <text:p>224627</text:p>
          </table:table-cell>
          <table:table-cell office:value-type="float" office:value="8271" calcext:value-type="float">
            <text:p>8271</text:p>
          </table:table-cell>
          <table:table-cell/>
          <table:table-cell table:style-name="ce2" office:value-type="float" office:value="26994817" calcext:value-type="float">
            <text:p>26 994 817,00</text:p>
          </table:table-cell>
          <table:table-cell office:value-type="float" office:value="557481" calcext:value-type="float">
            <text:p>557481</text:p>
          </table:table-cell>
          <table:table-cell/>
          <table:table-cell table:style-name="ce2" table:formula="of:=[.H12]/[.E12]" office:value-type="float" office:value="67.4018861080885" calcext:value-type="float">
            <text:p>67,40</text:p>
          </table:table-cell>
          <table:table-cell table:formula="of:=[.H12]-[.E12]" office:value-type="float" office:value="549210" calcext:value-type="float">
            <text:p>5492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1815" calcext:value-type="float">
            <text:p>41815</text:p>
          </table:table-cell>
          <table:table-cell office:value-type="float" office:value="1431" calcext:value-type="float">
            <text:p>1431</text:p>
          </table:table-cell>
          <table:table-cell/>
          <table:table-cell table:style-name="ce2" office:value-type="float" office:value="5234707" calcext:value-type="float">
            <text:p>5 234 707,00</text:p>
          </table:table-cell>
          <table:table-cell office:value-type="float" office:value="106804" calcext:value-type="float">
            <text:p>106804</text:p>
          </table:table-cell>
          <table:table-cell/>
          <table:table-cell table:style-name="ce2" table:formula="of:=[.H13]/[.E13]" office:value-type="float" office:value="74.6359189378057" calcext:value-type="float">
            <text:p>74,64</text:p>
          </table:table-cell>
          <table:table-cell table:formula="of:=[.H13]-[.E13]" office:value-type="float" office:value="105373" calcext:value-type="float">
            <text:p>10537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78058" calcext:value-type="float">
            <text:p>178058</text:p>
          </table:table-cell>
          <table:table-cell office:value-type="float" office:value="6322" calcext:value-type="float">
            <text:p>6322</text:p>
          </table:table-cell>
          <table:table-cell/>
          <table:table-cell table:style-name="ce2" office:value-type="float" office:value="21993540" calcext:value-type="float">
            <text:p>21 993 540,00</text:p>
          </table:table-cell>
          <table:table-cell office:value-type="float" office:value="451079" calcext:value-type="float">
            <text:p>451079</text:p>
          </table:table-cell>
          <table:table-cell/>
          <table:table-cell table:style-name="ce2" table:formula="of:=[.H14]/[.E14]" office:value-type="float" office:value="71.3506801645049" calcext:value-type="float">
            <text:p>71,35</text:p>
          </table:table-cell>
          <table:table-cell table:formula="of:=[.H14]-[.E14]" office:value-type="float" office:value="444757" calcext:value-type="float">
            <text:p>44475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3857" calcext:value-type="float">
            <text:p>193857</text:p>
          </table:table-cell>
          <table:table-cell office:value-type="float" office:value="7261" calcext:value-type="float">
            <text:p>7261</text:p>
          </table:table-cell>
          <table:table-cell/>
          <table:table-cell table:style-name="ce2" office:value-type="float" office:value="21490365" calcext:value-type="float">
            <text:p>21 490 365,00</text:p>
          </table:table-cell>
          <table:table-cell office:value-type="float" office:value="448416" calcext:value-type="float">
            <text:p>448416</text:p>
          </table:table-cell>
          <table:table-cell/>
          <table:table-cell table:style-name="ce2" table:formula="of:=[.H15]/[.E15]" office:value-type="float" office:value="61.7567828122848" calcext:value-type="float">
            <text:p>61,76</text:p>
          </table:table-cell>
          <table:table-cell table:formula="of:=[.H15]-[.E15]" office:value-type="float" office:value="441155" calcext:value-type="float">
            <text:p>44115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473" calcext:value-type="float">
            <text:p>4473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2" office:value-type="float" office:value="456449" calcext:value-type="float">
            <text:p>456 449,00</text:p>
          </table:table-cell>
          <table:table-cell office:value-type="float" office:value="9165" calcext:value-type="float">
            <text:p>9165</text:p>
          </table:table-cell>
          <table:table-cell/>
          <table:table-cell table:style-name="ce2" table:formula="of:=[.H16]/[.E16]" office:value-type="float" office:value="61.9256756756757" calcext:value-type="float">
            <text:p>61,93</text:p>
          </table:table-cell>
          <table:table-cell table:formula="of:=[.H16]-[.E16]" office:value-type="float" office:value="9017" calcext:value-type="float">
            <text:p>901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51460" calcext:value-type="float">
            <text:p>251460</text:p>
          </table:table-cell>
          <table:table-cell office:value-type="float" office:value="8764" calcext:value-type="float">
            <text:p>8764</text:p>
          </table:table-cell>
          <table:table-cell/>
          <table:table-cell table:style-name="ce2" office:value-type="float" office:value="29283672" calcext:value-type="float">
            <text:p>29 283 672,00</text:p>
          </table:table-cell>
          <table:table-cell office:value-type="float" office:value="608386" calcext:value-type="float">
            <text:p>608386</text:p>
          </table:table-cell>
          <table:table-cell/>
          <table:table-cell table:style-name="ce2" table:formula="of:=[.H17]/[.E17]" office:value-type="float" office:value="69.4187585577362" calcext:value-type="float">
            <text:p>69,42</text:p>
          </table:table-cell>
          <table:table-cell table:formula="of:=[.H17]-[.E17]" office:value-type="float" office:value="599622" calcext:value-type="float">
            <text:p>59962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3388" calcext:value-type="float">
            <text:p>33388</text:p>
          </table:table-cell>
          <table:table-cell office:value-type="float" office:value="1162" calcext:value-type="float">
            <text:p>1162</text:p>
          </table:table-cell>
          <table:table-cell/>
          <table:table-cell table:style-name="ce2" office:value-type="float" office:value="3838973" calcext:value-type="float">
            <text:p>3 838 973,00</text:p>
          </table:table-cell>
          <table:table-cell office:value-type="float" office:value="78593" calcext:value-type="float">
            <text:p>78593</text:p>
          </table:table-cell>
          <table:table-cell/>
          <table:table-cell table:style-name="ce2" table:formula="of:=[.H18]/[.E18]" office:value-type="float" office:value="67.6359724612737" calcext:value-type="float">
            <text:p>67,64</text:p>
          </table:table-cell>
          <table:table-cell table:formula="of:=[.H18]-[.E18]" office:value-type="float" office:value="77431" calcext:value-type="float">
            <text:p>7743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6433" calcext:value-type="float">
            <text:p>66433</text:p>
          </table:table-cell>
          <table:table-cell office:value-type="float" office:value="2352" calcext:value-type="float">
            <text:p>2352</text:p>
          </table:table-cell>
          <table:table-cell/>
          <table:table-cell table:style-name="ce2" office:value-type="float" office:value="7816018" calcext:value-type="float">
            <text:p>7 816 018,00</text:p>
          </table:table-cell>
          <table:table-cell office:value-type="float" office:value="161466" calcext:value-type="float">
            <text:p>161466</text:p>
          </table:table-cell>
          <table:table-cell/>
          <table:table-cell table:style-name="ce2" table:formula="of:=[.H19]/[.E19]" office:value-type="float" office:value="68.6505102040816" calcext:value-type="float">
            <text:p>68,65</text:p>
          </table:table-cell>
          <table:table-cell table:formula="of:=[.H19]-[.E19]" office:value-type="float" office:value="159114" calcext:value-type="float">
            <text:p>15911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6541" calcext:value-type="float">
            <text:p>166541</text:p>
          </table:table-cell>
          <table:table-cell office:value-type="float" office:value="5992" calcext:value-type="float">
            <text:p>5992</text:p>
          </table:table-cell>
          <table:table-cell/>
          <table:table-cell table:style-name="ce2" office:value-type="float" office:value="19203202" calcext:value-type="float">
            <text:p>19 203 202,00</text:p>
          </table:table-cell>
          <table:table-cell office:value-type="float" office:value="398455" calcext:value-type="float">
            <text:p>398455</text:p>
          </table:table-cell>
          <table:table-cell/>
          <table:table-cell table:style-name="ce2" table:formula="of:=[.H20]/[.E20]" office:value-type="float" office:value="66.4978304405875" calcext:value-type="float">
            <text:p>66,50</text:p>
          </table:table-cell>
          <table:table-cell table:formula="of:=[.H20]-[.E20]" office:value-type="float" office:value="392463" calcext:value-type="float">
            <text:p>39246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8751" calcext:value-type="float">
            <text:p>28751</text:p>
          </table:table-cell>
          <table:table-cell office:value-type="float" office:value="1008" calcext:value-type="float">
            <text:p>1008</text:p>
          </table:table-cell>
          <table:table-cell/>
          <table:table-cell table:style-name="ce2" office:value-type="float" office:value="3298675" calcext:value-type="float">
            <text:p>3 298 675,00</text:p>
          </table:table-cell>
          <table:table-cell office:value-type="float" office:value="67146" calcext:value-type="float">
            <text:p>67146</text:p>
          </table:table-cell>
          <table:table-cell/>
          <table:table-cell table:style-name="ce2" table:formula="of:=[.H21]/[.E21]" office:value-type="float" office:value="66.6130952380952" calcext:value-type="float">
            <text:p>66,61</text:p>
          </table:table-cell>
          <table:table-cell table:formula="of:=[.H21]-[.E21]" office:value-type="float" office:value="66138" calcext:value-type="float">
            <text:p>66138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0491" calcext:value-type="float">
            <text:p>170491</text:p>
          </table:table-cell>
          <table:table-cell office:value-type="float" office:value="6245" calcext:value-type="float">
            <text:p>6245</text:p>
          </table:table-cell>
          <table:table-cell/>
          <table:table-cell table:style-name="ce2" office:value-type="float" office:value="19272837" calcext:value-type="float">
            <text:p>19 272 837,00</text:p>
          </table:table-cell>
          <table:table-cell office:value-type="float" office:value="399440" calcext:value-type="float">
            <text:p>399440</text:p>
          </table:table-cell>
          <table:table-cell/>
          <table:table-cell table:style-name="ce2" table:formula="of:=[.H22]/[.E22]" office:value-type="float" office:value="63.9615692554043" calcext:value-type="float">
            <text:p>63,96</text:p>
          </table:table-cell>
          <table:table-cell table:formula="of:=[.H22]-[.E22]" office:value-type="float" office:value="393195" calcext:value-type="float">
            <text:p>39319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5859" calcext:value-type="float">
            <text:p>55859</text:p>
          </table:table-cell>
          <table:table-cell office:value-type="float" office:value="1937" calcext:value-type="float">
            <text:p>1937</text:p>
          </table:table-cell>
          <table:table-cell/>
          <table:table-cell table:style-name="ce2" office:value-type="float" office:value="6714219" calcext:value-type="float">
            <text:p>6 714 219,00</text:p>
          </table:table-cell>
          <table:table-cell office:value-type="float" office:value="137240" calcext:value-type="float">
            <text:p>137240</text:p>
          </table:table-cell>
          <table:table-cell/>
          <table:table-cell table:style-name="ce2" table:formula="of:=[.H23]/[.E23]" office:value-type="float" office:value="70.8518327310274" calcext:value-type="float">
            <text:p>70,85</text:p>
          </table:table-cell>
          <table:table-cell table:formula="of:=[.H23]-[.E23]" office:value-type="float" office:value="135303" calcext:value-type="float">
            <text:p>13530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8729" calcext:value-type="float">
            <text:p>158729</text:p>
          </table:table-cell>
          <table:table-cell office:value-type="float" office:value="5690" calcext:value-type="float">
            <text:p>5690</text:p>
          </table:table-cell>
          <table:table-cell/>
          <table:table-cell table:style-name="ce2" office:value-type="float" office:value="19577951" calcext:value-type="float">
            <text:p>19 577 951,00</text:p>
          </table:table-cell>
          <table:table-cell office:value-type="float" office:value="403989" calcext:value-type="float">
            <text:p>403989</text:p>
          </table:table-cell>
          <table:table-cell/>
          <table:table-cell table:style-name="ce2" table:formula="of:=[.H24]/[.E24]" office:value-type="float" office:value="70.9998242530756" calcext:value-type="float">
            <text:p>71,00</text:p>
          </table:table-cell>
          <table:table-cell table:formula="of:=[.H24]-[.E24]" office:value-type="float" office:value="398299" calcext:value-type="float">
            <text:p>39829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5632" calcext:value-type="float">
            <text:p>55632</text:p>
          </table:table-cell>
          <table:table-cell office:value-type="float" office:value="1984" calcext:value-type="float">
            <text:p>1984</text:p>
          </table:table-cell>
          <table:table-cell/>
          <table:table-cell table:style-name="ce2" office:value-type="float" office:value="6728006" calcext:value-type="float">
            <text:p>6 728 006,00</text:p>
          </table:table-cell>
          <table:table-cell office:value-type="float" office:value="137835" calcext:value-type="float">
            <text:p>137835</text:p>
          </table:table-cell>
          <table:table-cell/>
          <table:table-cell table:style-name="ce2" table:formula="of:=[.H25]/[.E25]" office:value-type="float" office:value="69.4732862903226" calcext:value-type="float">
            <text:p>69,47</text:p>
          </table:table-cell>
          <table:table-cell table:formula="of:=[.H25]-[.E25]" office:value-type="float" office:value="135851" calcext:value-type="float">
            <text:p>13585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4286" calcext:value-type="float">
            <text:p>44286</text:p>
          </table:table-cell>
          <table:table-cell office:value-type="float" office:value="1524" calcext:value-type="float">
            <text:p>1524</text:p>
          </table:table-cell>
          <table:table-cell/>
          <table:table-cell table:style-name="ce2" office:value-type="float" office:value="5243191" calcext:value-type="float">
            <text:p>5 243 191,00</text:p>
          </table:table-cell>
          <table:table-cell office:value-type="float" office:value="106470" calcext:value-type="float">
            <text:p>106470</text:p>
          </table:table-cell>
          <table:table-cell/>
          <table:table-cell table:style-name="ce2" table:formula="of:=[.H26]/[.E26]" office:value-type="float" office:value="69.8622047244095" calcext:value-type="float">
            <text:p>69,86</text:p>
          </table:table-cell>
          <table:table-cell table:formula="of:=[.H26]-[.E26]" office:value-type="float" office:value="104946" calcext:value-type="float">
            <text:p>10494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7991" calcext:value-type="float">
            <text:p>37991</text:p>
          </table:table-cell>
          <table:table-cell office:value-type="float" office:value="1304" calcext:value-type="float">
            <text:p>1304</text:p>
          </table:table-cell>
          <table:table-cell/>
          <table:table-cell table:style-name="ce2" office:value-type="float" office:value="4548793" calcext:value-type="float">
            <text:p>4 548 793,00</text:p>
          </table:table-cell>
          <table:table-cell office:value-type="float" office:value="92861" calcext:value-type="float">
            <text:p>92861</text:p>
          </table:table-cell>
          <table:table-cell/>
          <table:table-cell table:style-name="ce2" table:formula="of:=[.H27]/[.E27]" office:value-type="float" office:value="71.2124233128834" calcext:value-type="float">
            <text:p>71,21</text:p>
          </table:table-cell>
          <table:table-cell table:formula="of:=[.H27]-[.E27]" office:value-type="float" office:value="91557" calcext:value-type="float">
            <text:p>9155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2984" calcext:value-type="float">
            <text:p>52984</text:p>
          </table:table-cell>
          <table:table-cell office:value-type="float" office:value="1783" calcext:value-type="float">
            <text:p>1783</text:p>
          </table:table-cell>
          <table:table-cell/>
          <table:table-cell table:style-name="ce2" office:value-type="float" office:value="6516480" calcext:value-type="float">
            <text:p>6 516 480,00</text:p>
          </table:table-cell>
          <table:table-cell office:value-type="float" office:value="133220" calcext:value-type="float">
            <text:p>133220</text:p>
          </table:table-cell>
          <table:table-cell/>
          <table:table-cell table:style-name="ce2" table:formula="of:=[.H28]/[.E28]" office:value-type="float" office:value="74.7167694896242" calcext:value-type="float">
            <text:p>74,72</text:p>
          </table:table-cell>
          <table:table-cell table:formula="of:=[.H28]-[.E28]" office:value-type="float" office:value="131437" calcext:value-type="float">
            <text:p>13143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87813" calcext:value-type="float">
            <text:p>87813</text:p>
          </table:table-cell>
          <table:table-cell office:value-type="float" office:value="3092" calcext:value-type="float">
            <text:p>3092</text:p>
          </table:table-cell>
          <table:table-cell/>
          <table:table-cell table:style-name="ce2" office:value-type="float" office:value="10569727" calcext:value-type="float">
            <text:p>10 569 727,00</text:p>
          </table:table-cell>
          <table:table-cell office:value-type="float" office:value="217497" calcext:value-type="float">
            <text:p>217497</text:p>
          </table:table-cell>
          <table:table-cell/>
          <table:table-cell table:style-name="ce2" table:formula="of:=[.H29]/[.E29]" office:value-type="float" office:value="70.3418499353169" calcext:value-type="float">
            <text:p>70,34</text:p>
          </table:table-cell>
          <table:table-cell table:formula="of:=[.H29]-[.E29]" office:value-type="float" office:value="214405" calcext:value-type="float">
            <text:p>21440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35788" calcext:value-type="float">
            <text:p>235788</text:p>
          </table:table-cell>
          <table:table-cell office:value-type="float" office:value="8757" calcext:value-type="float">
            <text:p>8757</text:p>
          </table:table-cell>
          <table:table-cell/>
          <table:table-cell table:style-name="ce2" office:value-type="float" office:value="29356162" calcext:value-type="float">
            <text:p>29 356 162,00</text:p>
          </table:table-cell>
          <table:table-cell office:value-type="float" office:value="611844" calcext:value-type="float">
            <text:p>611844</text:p>
          </table:table-cell>
          <table:table-cell/>
          <table:table-cell table:style-name="ce2" table:formula="of:=[.H30]/[.E30]" office:value-type="float" office:value="69.8691332648167" calcext:value-type="float">
            <text:p>69,87</text:p>
          </table:table-cell>
          <table:table-cell table:formula="of:=[.H30]-[.E30]" office:value-type="float" office:value="603087" calcext:value-type="float">
            <text:p>60308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835" calcext:value-type="float">
            <text:p>53835</text:p>
          </table:table-cell>
          <table:table-cell office:value-type="float" office:value="1909" calcext:value-type="float">
            <text:p>1909</text:p>
          </table:table-cell>
          <table:table-cell/>
          <table:table-cell table:style-name="ce2" office:value-type="float" office:value="6059281" calcext:value-type="float">
            <text:p>6 059 281,00</text:p>
          </table:table-cell>
          <table:table-cell office:value-type="float" office:value="125187" calcext:value-type="float">
            <text:p>125187</text:p>
          </table:table-cell>
          <table:table-cell/>
          <table:table-cell table:style-name="ce2" table:formula="of:=[.H31]/[.E31]" office:value-type="float" office:value="65.5772655840754" calcext:value-type="float">
            <text:p>65,58</text:p>
          </table:table-cell>
          <table:table-cell table:formula="of:=[.H31]-[.E31]" office:value-type="float" office:value="123278" calcext:value-type="float">
            <text:p>123278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3429" calcext:value-type="float">
            <text:p>83429</text:p>
          </table:table-cell>
          <table:table-cell office:value-type="float" office:value="2927" calcext:value-type="float">
            <text:p>2927</text:p>
          </table:table-cell>
          <table:table-cell/>
          <table:table-cell table:style-name="ce2" office:value-type="float" office:value="10256270" calcext:value-type="float">
            <text:p>10 256 270,00</text:p>
          </table:table-cell>
          <table:table-cell office:value-type="float" office:value="209436" calcext:value-type="float">
            <text:p>209436</text:p>
          </table:table-cell>
          <table:table-cell/>
          <table:table-cell table:style-name="ce2" table:formula="of:=[.H32]/[.E32]" office:value-type="float" office:value="71.5531260676461" calcext:value-type="float">
            <text:p>71,55</text:p>
          </table:table-cell>
          <table:table-cell table:formula="of:=[.H32]-[.E32]" office:value-type="float" office:value="206509" calcext:value-type="float">
            <text:p>20650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1658" calcext:value-type="float">
            <text:p>71658</text:p>
          </table:table-cell>
          <table:table-cell office:value-type="float" office:value="2481" calcext:value-type="float">
            <text:p>2481</text:p>
          </table:table-cell>
          <table:table-cell/>
          <table:table-cell table:style-name="ce2" office:value-type="float" office:value="8322787" calcext:value-type="float">
            <text:p>8 322 787,00</text:p>
          </table:table-cell>
          <table:table-cell office:value-type="float" office:value="172144" calcext:value-type="float">
            <text:p>172144</text:p>
          </table:table-cell>
          <table:table-cell/>
          <table:table-cell table:style-name="ce2" table:formula="of:=[.H33]/[.E33]" office:value-type="float" office:value="69.384925433293" calcext:value-type="float">
            <text:p>69,38</text:p>
          </table:table-cell>
          <table:table-cell table:formula="of:=[.H33]-[.E33]" office:value-type="float" office:value="169663" calcext:value-type="float">
            <text:p>1696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Moyenne</text:p>
          </table:table-cell>
          <table:table-cell table:style-name="ce2" table:formula="of:=AVERAGE([.D3:.D33])" office:value-type="float" office:value="101034.903225806" calcext:value-type="float">
            <text:p>101 034,90</text:p>
          </table:table-cell>
          <table:table-cell table:style-name="ce2" table:formula="of:=AVERAGE([.E3:.E33])" office:value-type="float" office:value="3616.58064516129" calcext:value-type="float">
            <text:p>3 616,58</text:p>
          </table:table-cell>
          <table:table-cell table:style-name="ce2"/>
          <table:table-cell table:style-name="ce2" table:formula="of:=AVERAGE([.G3:.G33])" office:value-type="float" office:value="11995114.9677419" calcext:value-type="float">
            <text:p>11 995 114,97</text:p>
          </table:table-cell>
          <table:table-cell table:style-name="ce2" table:formula="of:=AVERAGE([.H3:.H33])" office:value-type="float" office:value="247636.516129032" calcext:value-type="float">
            <text:p>247 636,52</text:p>
          </table:table-cell>
          <table:table-cell table:style-name="ce2"/>
          <table:table-cell table:style-name="ce2" table:formula="of:=AVERAGE([.J3:.J33])" office:value-type="float" office:value="68.3232803621364" calcext:value-type="float">
            <text:p>68,32</text:p>
          </table:table-cell>
          <table:table-cell table:style-name="ce2" table:formula="of:=AVERAGE([.K3:.K33])" office:value-type="float" office:value="244019.935483871" calcext:value-type="float">
            <text:p>244 019,9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cart Type</text:p>
          </table:table-cell>
          <table:table-cell table:style-name="ce2" table:formula="of:=STDEV([.D3:.D33])" office:value-type="float" office:value="74219.7830169984" calcext:value-type="float">
            <text:p>74 219,78</text:p>
          </table:table-cell>
          <table:table-cell table:style-name="ce2" table:formula="of:=STDEV([.E3:.E33])" office:value-type="float" office:value="2707.17532709149" calcext:value-type="float">
            <text:p>2 707,18</text:p>
          </table:table-cell>
          <table:table-cell table:style-name="ce2"/>
          <table:table-cell table:style-name="ce2" table:formula="of:=STDEV([.G3:.G33])" office:value-type="float" office:value="8812739.48430275" calcext:value-type="float">
            <text:p>8 812 739,48</text:p>
          </table:table-cell>
          <table:table-cell table:style-name="ce2" table:formula="of:=STDEV([.H3:.H33])" office:value-type="float" office:value="183100.639889446" calcext:value-type="float">
            <text:p>183 100,64</text:p>
          </table:table-cell>
          <table:table-cell table:style-name="ce2"/>
          <table:table-cell table:style-name="ce2" table:formula="of:=STDEV([.J3:.J33])" office:value-type="float" office:value="4.21493019536191" calcext:value-type="float">
            <text:p>4,21</text:p>
          </table:table-cell>
          <table:table-cell table:style-name="ce2" table:formula="of:=STDEV([.K3:.K33])" office:value-type="float" office:value="180403.030815992" calcext:value-type="float">
            <text:p>180 403,03</text:p>
          </table:table-cell>
          <table:table-cell table:number-columns-repeated="1012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 style:data-style-name="N2" text:time-value="11:22:28.103779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9T13:33:40.807755422</meta:creation-date>
    <dc:date>2023-05-11T13:51:38.133873643</dc:date>
    <meta:editing-duration>PT2H20M12S</meta:editing-duration>
    <meta:editing-cycles>4</meta:editing-cycles>
    <meta:generator>LibreOffice/6.4.7.2$Linux_X86_64 LibreOffice_project/40$Build-2</meta:generator>
    <meta:document-statistic meta:table-count="1" meta:cell-count="240" meta:object-count="0"/>
  </office:meta>
</office:document-meta>
</file>